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office:forms form:automatic-focus="tru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ítulo</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xxx.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19</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8</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17</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16</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5</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5" calcext:value-type="float">
            <text:p>5</text:p>
          </table:table-cell>
          <table:table-cell table:formula="of:=INDIRECT(ADDRESS([.A9]+3;ROW([.A9]);1;1;&quot;Opciones&quot;))" office:value-type="string" office:string-value="No, prácticamente en toda la memoria no se respeta el formato y/o el tamaño de las figuras para poder llegar al número mínimo de páginas." calcext:value-type="string">
            <text:p>No, prácticamente en toda la memoria no se respeta el formato y/o el tamaño de las figuras para poder llegar al número mínimo de páginas.</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2" calcext:value-type="float">
            <text:p>2</text:p>
          </table:table-cell>
          <table:table-cell table:formula="of:=INDIRECT(ADDRESS([.A10]+3;ROW([.A10]);1;1;&quot;Opciones&quot;))" office:value-type="string" office:string-value="No" calcext:value-type="string">
            <text:p>N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3" calcext:value-type="float">
            <text:p>3</text:p>
          </table:table-cell>
          <table:table-cell table:formula="of:=INDIRECT(ADDRESS([.A11]+3;ROW([.A11]);1;1;&quot;Opciones&quot;))" office:value-type="string" office:string-value="No, la memoria está principalmente compuesta por parches desordenados  de información y no hay un hilo conductor que los una." calcext:value-type="string">
            <text:p>No, la memoria está principalmente compuesta por parches desordenados <text:s/>de información y no hay un hilo conductor que los una.</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2" calcext:value-type="float">
            <text:p>2</text:p>
          </table:table-cell>
          <table:table-cell table:formula="of:=INDIRECT(ADDRESS([.A12]+3;ROW([.A12]);1;1;&quot;Opciones&quot;))" office:value-type="string" office:string-value="Sí algunos (6-10)." calcext:value-type="string">
            <text:p>Sí algunos (6-10).</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3" calcext:value-type="float">
            <text:p>3</text:p>
          </table:table-cell>
          <table:table-cell table:formula="of:=INDIRECT(ADDRESS([.A14]+3;ROW([.A14]);1;1;&quot;Opciones&quot;))" office:value-type="string" office:string-value="Sí muchas." calcext:value-type="string">
            <text:p>Sí muchas.</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1" calcext:value-type="float">
            <text:p>1</text:p>
          </table:table-cell>
          <table:table-cell table:formula="of:=INDIRECT(ADDRESS([.A15]+3;ROW([.A15]);1;1;&quot;Opciones&quot;))" office:value-type="string" office:string-value="Todas existen y son citadas al menos una vez en el texto " calcext:value-type="string">
            <text:p>Todas existen y son citadas al menos una vez en el texto </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3" calcext:value-type="float">
            <text:p>3</text:p>
          </table:table-cell>
          <table:table-cell table:formula="of:=INDIRECT(ADDRESS([.A17]+3;ROW([.A17]);1;1;&quot;Opciones&quot;))" office:value-type="string" office:string-value="Hay más de una figura que no aporta nada o sin referenciar su origen." calcext:value-type="string">
            <text:p>Hay más de una figura que no aporta nada o sin referenciar su origen.</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3" calcext:value-type="float">
            <text:p>3</text:p>
          </table:table-cell>
          <table:table-cell table:formula="of:=INDIRECT(ADDRESS([.A19]+3;ROW([.A19]);1;1;&quot;Opciones&quot;))" office:value-type="string" office:string-value="Muchas." calcext:value-type="string">
            <text:p>Much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4" calcext:value-type="float">
            <text:p>4</text:p>
          </table:table-cell>
          <table:table-cell table:formula="of:=INDIRECT(ADDRESS([.A20]+3;ROW([.A20]);1;1;&quot;Opciones&quot;))" office:value-type="string" office:string-value="El trabajo es fácil y se ha basado en muy poca información para hacerlo." calcext:value-type="string">
            <text:p>El trabajo es fácil y se ha basado en muy poca información para hacerl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1" calcext:value-type="float">
            <text:p>1</text:p>
          </table:table-cell>
          <table:table-cell table:formula="of:=INDIRECT(ADDRESS([.A21]+3;ROW([.A21]);1;1;&quot;Opciones&quot;))" office:value-type="string" office:string-value="Estoy totalmente seguro de ello. " calcext:value-type="string">
            <text:p>Estoy totalmente seguro de ello.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1" calcext:value-type="float">
            <text:p>1</text:p>
          </table:table-cell>
          <table:table-cell table:formula="of:=INDIRECT(ADDRESS([.A23]+3;ROW([.A23]);1;1;&quot;Opciones&quot;))" office:value-type="string" office:string-value="Sí, e intenta justificar por qué no ha profundizado en ellas." calcext:value-type="string">
            <text:p>Sí, e intenta justificar por qué no ha profundizado en ellas.</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1" calcext:value-type="float">
            <text:p>1</text:p>
          </table:table-cell>
          <table:table-cell table:formula="of:=INDIRECT(ADDRESS([.A24]+3;ROW([.A24]);1;1;&quot;Opciones&quot;))" office:value-type="string" office:string-value="Me he enterado del 100% de lo que aparece en el trabajo." calcext:value-type="string">
            <text:p>Me he enterado del 100%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1" calcext:value-type="float">
            <text:p>1</text:p>
          </table:table-cell>
          <table:table-cell table:formula="of:=INDIRECT(ADDRESS([.A25]+3;ROW([.A25]);1;1;&quot;Opciones&quot;))" office:value-type="string" office:string-value="Prácticamente conocía el 90-100% de lo que se pone aquí." calcext:value-type="string">
            <text:p>Prácticamente conocía el 90-100% de lo que se pone aquí.</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1" calcext:value-type="float">
            <text:p>1</text:p>
          </table:table-cell>
          <table:table-cell table:formula="of:=INDIRECT(ADDRESS([.A26]+3;ROW([.A26]);1;1;&quot;Opciones&quot;))" office:value-type="string" office:string-value="Muy interesante." calcext:value-type="string">
            <text:p>Muy interesant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2" calcext:value-type="float">
            <text:p>2</text:p>
          </table:table-cell>
          <table:table-cell table:formula="of:=INDIRECT(ADDRESS([.A30]+3;ROW([.A30]);1;1;&quot;Opciones&quot;))" office:value-type="string" office:string-value="No" calcext:value-type="string">
            <text:p>N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office:forms form:automatic-focus="true" form:apply-design-mode="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loext:table-protection loext:select-protected-cells="true" loext: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2cm" svg:height="7.563cm" svg:x="0.291cm" svg:y="1.406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02cm" svg:x="6.056cm" svg:y="0.089cm" draw:control="control1"/>
            <draw:control table:end-cell-address="FormularioISE.B7" table:end-x="5.216cm" table:end-y="1.331cm" draw:z-index="61" draw:style-name="gr1" draw:text-style-name="P3" svg:width="5.162cm" svg:height="1.257cm" svg:x="0.054cm" svg:y="0.076cm" draw:control="control60"/>
          </table:table-cell>
          <table:table-cell>
            <draw:control table:end-cell-address="FormularioISE.F8" table:end-x="3.748cm" table:end-y="1.548cm" draw:z-index="0" draw:text-style-name="P1" svg:width="10.355cm" svg:height="3.565cm" svg:x="0.193cm" svg:y="0.033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42cm" svg:x="15.732cm" svg:y="0.333cm" draw:control="control4"/>
            <draw:control table:end-cell-address="FormularioISE.B10" table:end-x="15.18cm" table:end-y="1.682cm" draw:z-index="64" draw:style-name="gr1" draw:text-style-name="P3" svg:width="15.126cm" svg:height="1.257cm" svg:x="0.054cm" svg:y="0.427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72cm" svg:x="15.739cm" svg:y="0.303cm" draw:control="control7"/>
            <draw:control table:end-cell-address="FormularioISE.B13" table:end-x="14.997cm" table:end-y="1.674cm" draw:z-index="67" draw:style-name="gr1" draw:text-style-name="P3" svg:width="14.943cm" svg:height="1.286cm" svg:x="0.054cm" svg:y="0.39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07cm" svg:height="1.508cm" svg:x="1.456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4.153cm" table:end-y="2.15cm" draw:z-index="69" draw:style-name="gr1" draw:text-style-name="P3" svg:width="14.423cm" svg:height="1.968cm" svg:x="0.839cm" svg:y="0.184cm" draw:control="control68"/>
          </table:table-cell>
          <table:table-cell table:style-name="ce15">
            <draw:control table:end-cell-address="FormularioISE.E18" table:end-x="1.064cm" table:end-y="1.482cm" draw:z-index="9" draw:text-style-name="P6" svg:width="7.27cm" svg:height="1.451cm" svg:x="14.673cm" svg:y="0.033cm" draw:control="control8"/>
            <draw:control table:end-cell-address="FormularioISE.E19" table:end-x="1.058cm" table:end-y="1.481cm" draw:z-index="10" draw:text-style-name="P6" svg:width="13.022cm" svg:height="1.809cm" svg:x="8.915cm" svg:y="2.089cm" draw:control="control9"/>
          </table:table-cell>
          <table:table-cell table:number-columns-repeated="2"/>
          <table:table-cell>
            <draw:control table:end-cell-address="FormularioISE.J19" table:end-x="2.264cm" table:end-y="1.478cm" draw:z-index="45" draw:text-style-name="P7" svg:width="14.907cm" svg:height="1.805cm" svg:x="1.456cm" svg:y="2.09cm" draw:control="control44"/>
            <draw:control table:end-cell-address="FormularioISE.J18" table:end-x="2.264cm" table:end-y="1.48cm" draw:z-index="47" draw:text-style-name="P7" svg:width="14.907cm" svg:height="1.439cm" svg:x="1.456cm" svg:y="0.043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84cm" svg:x="0.839cm" svg:y="0.154cm" draw:control="control69"/>
          </table:table-cell>
          <table:table-cell table:style-name="ce15">
            <draw:control table:end-cell-address="FormularioISE.E20" table:end-x="1.127cm" table:end-y="1.478cm" draw:z-index="58" draw:text-style-name="P6" svg:width="13.131cm" svg:height="1.482cm" svg:x="8.875cm" svg:y="2.046cm" draw:control="control57"/>
          </table:table-cell>
          <table:table-cell table:number-columns-repeated="2"/>
          <table:table-cell>
            <draw:control table:end-cell-address="FormularioISE.K20" table:end-x="0.06cm" table:end-y="1.475cm" draw:z-index="59" draw:text-style-name="P7" svg:width="14.899cm" svg:height="1.478cm" svg:x="1.525cm" svg:y="2.047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57cm" svg:x="0.839cm" svg:y="0.22cm" draw:control="control71"/>
          </table:table-cell>
          <table:table-cell>
            <draw:control table:end-cell-address="FormularioISE.E21" table:end-x="1.025cm" table:end-y="1.561cm" draw:z-index="11" draw:text-style-name="P6" svg:width="14.588cm" svg:height="1.448cm" svg:x="7.316cm" svg:y="0.115cm" draw:control="control10"/>
          </table:table-cell>
          <table:table-cell table:number-columns-repeated="2"/>
          <table:table-cell>
            <draw:control table:end-cell-address="FormularioISE.J21" table:end-x="2.23cm" table:end-y="1.562cm" draw:z-index="44" draw:text-style-name="P7" svg:width="14.906cm" svg:height="1.448cm" svg:x="1.423cm" svg:y="0.116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84cm" svg:x="0.839cm" svg:y="0.124cm" draw:control="control72"/>
          </table:table-cell>
          <table:table-cell>
            <draw:control table:end-cell-address="FormularioISE.E22" table:end-x="1.061cm" table:end-y="1.49cm" draw:z-index="12" draw:text-style-name="P6" svg:width="13.654cm" svg:height="1.46cm" svg:x="8.286cm" svg:y="0.032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07cm" svg:height="1.494cm" svg:x="1.456cm" svg:y="2.05cm" draw:control="control41"/>
            <draw:control table:end-cell-address="FormularioISE.J22" table:end-x="2.264cm" table:end-y="1.487cm" draw:z-index="43" draw:text-style-name="P7" svg:width="14.907cm" svg:height="1.457cm" svg:x="1.456cm" svg:y="0.032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79cm" svg:x="0.839cm" svg:y="0.181cm" draw:control="control75"/>
          </table:table-cell>
          <table:table-cell>
            <draw:control table:end-cell-address="FormularioISE.E24" table:end-x="1.061cm" table:end-y="1.498cm" draw:z-index="14" draw:text-style-name="P6" svg:width="12.179cm" svg:height="1.468cm" svg:x="9.761cm" svg:y="0.032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07cm" svg:height="1.499cm" svg:x="1.456cm" svg:y="2.05cm" draw:control="control39"/>
            <draw:control table:end-cell-address="FormularioISE.J24" table:end-x="2.264cm" table:end-y="1.497cm" draw:z-index="41" draw:text-style-name="P7" svg:width="14.907cm" svg:height="1.457cm" svg:x="1.456cm" svg:y="0.042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07cm" svg:height="1.511cm" svg:x="1.456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57cm" svg:x="0.982cm" svg:y="0.241cm" draw:control="control77"/>
          </table:table-cell>
          <table:table-cell>
            <draw:control table:end-cell-address="FormularioISE.E30" table:end-x="1.06cm" table:end-y="1.526cm" draw:z-index="17" draw:text-style-name="P6" svg:width="14.603cm" svg:height="1.452cm" svg:x="7.336cm" svg:y="0.076cm" draw:control="control16"/>
          </table:table-cell>
          <table:table-cell table:number-columns-repeated="2"/>
          <table:table-cell>
            <draw:control table:end-cell-address="FormularioISE.J30" table:end-x="2.252cm" table:end-y="1.52cm" draw:z-index="33" draw:text-style-name="P7" svg:width="14.907cm" svg:height="1.448cm" svg:x="1.444cm" svg:y="0.074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89cm" svg:x="0.982cm" svg:y="0.22cm" draw:control="control78"/>
          </table:table-cell>
          <table:table-cell>
            <draw:control table:end-cell-address="FormularioISE.E31" table:end-x="1.06cm" table:end-y="1.531cm" draw:z-index="18" draw:text-style-name="P6" svg:width="7.987cm" svg:height="1.475cm" svg:x="13.952cm" svg:y="0.058cm" draw:control="control17"/>
          </table:table-cell>
          <table:table-cell table:number-columns-repeated="2"/>
          <table:table-cell>
            <draw:control table:end-cell-address="FormularioISE.J31" table:end-x="2.264cm" table:end-y="1.498cm" draw:z-index="34" draw:text-style-name="P7" svg:width="14.907cm" svg:height="1.466cm" svg:x="1.456cm" svg:y="0.034cm" draw:control="control33"/>
            <draw:control table:end-cell-address="FormularioISE.J32" table:end-x="2.264cm" table:end-y="1.506cm" draw:z-index="35" draw:text-style-name="P7" svg:width="14.907cm" svg:height="1.506cm" svg:x="1.456cm" svg:y="2.05cm" draw:control="control34"/>
          </table:table-cell>
          <table:table-cell table:number-columns-repeated="44"/>
        </table:table-row>
        <table:table-row table:style-name="ro14">
          <table:table-cell>
            <draw:control table:end-cell-address="FormularioISE.B32" table:end-x="6.981cm" table:end-y="1.812cm" draw:z-index="80" draw:style-name="gr1" draw:text-style-name="P3" svg:width="7.108cm" svg:height="1.293cm" svg:x="0.982cm" svg:y="0.519cm" draw:control="control79"/>
          </table:table-cell>
          <table:table-cell>
            <draw:control table:end-cell-address="FormularioISE.E32" table:end-x="1.06cm" table:end-y="1.54cm" draw:z-index="19" draw:text-style-name="P6" svg:width="14.701cm" svg:height="1.481cm" svg:x="7.238cm" svg:y="0.059cm" draw:control="control18"/>
          </table:table-cell>
          <table:table-cell table:number-columns-repeated="47"/>
        </table:table-row>
        <table:table-row table:style-name="ro14">
          <table:table-cell>
            <draw:control table:end-cell-address="FormularioISE.B33" table:end-x="7.112cm" table:end-y="1.874cm" draw:z-index="81" draw:style-name="gr1" draw:text-style-name="P3" svg:width="7.239cm" svg:height="1.609cm" svg:x="0.982cm" svg:y="0.267cm" draw:control="control80"/>
          </table:table-cell>
          <table:table-cell>
            <draw:control table:end-cell-address="FormularioISE.E33" table:end-x="1.06cm" table:end-y="1.553cm" draw:z-index="20" draw:text-style-name="P6" svg:width="14.603cm" svg:height="1.454cm" svg:x="7.336cm" svg:y="0.101cm" draw:control="control19"/>
          </table:table-cell>
          <table:table-cell table:number-columns-repeated="2"/>
          <table:table-cell>
            <draw:control table:end-cell-address="FormularioISE.J33" table:end-x="2.264cm" table:end-y="1.512cm" draw:z-index="36" draw:text-style-name="P7" svg:width="14.907cm" svg:height="1.445cm" svg:x="1.456cm" svg:y="0.069cm" draw:control="control35"/>
          </table:table-cell>
          <table:table-cell table:number-columns-repeated="44"/>
        </table:table-row>
        <table:table-row table:style-name="ro14">
          <table:table-cell>
            <draw:control table:end-cell-address="FormularioISE.B34" table:end-x="8.651cm" table:end-y="1.732cm" draw:z-index="82" draw:style-name="gr1" draw:text-style-name="P3" svg:width="8.778cm" svg:height="1.288cm" svg:x="0.982cm" svg:y="0.446cm" draw:control="control81"/>
          </table:table-cell>
          <table:table-cell>
            <draw:control table:end-cell-address="FormularioISE.E34" table:end-x="1.062cm" table:end-y="1.558cm" draw:z-index="21" draw:text-style-name="P6" svg:width="12.049cm" svg:height="1.477cm" svg:x="9.892cm" svg:y="0.083cm" draw:control="control20"/>
          </table:table-cell>
          <table:table-cell table:number-columns-repeated="2"/>
          <table:table-cell>
            <draw:control table:end-cell-address="FormularioISE.J34" table:end-x="2.264cm" table:end-y="1.512cm" draw:z-index="37" draw:text-style-name="P7" svg:width="14.907cm" svg:height="1.469cm" svg:x="1.456cm" svg:y="0.045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07cm" svg:height="1.478cm" svg:x="1.456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07cm" svg:height="1.479cm" svg:x="1.456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88cm" svg:x="0.982cm" svg:y="0.238cm" draw:control="control84"/>
          </table:table-cell>
          <table:table-cell>
            <draw:control table:end-cell-address="FormularioISE.E40" table:end-x="1.062cm" table:end-y="1.536cm" draw:z-index="24" draw:text-style-name="P6" svg:width="11.363cm" svg:height="1.484cm" svg:x="10.578cm" svg:y="0.054cm" draw:control="control23"/>
          </table:table-cell>
          <table:table-cell table:number-columns-repeated="2"/>
          <table:table-cell>
            <draw:control table:end-cell-address="FormularioISE.J40" table:end-x="2.264cm" table:end-y="1.51cm" draw:z-index="49" draw:text-style-name="P7" svg:width="14.907cm" svg:height="1.48cm" svg:x="1.456cm" svg:y="0.032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07cm" svg:height="1.498cm" svg:x="1.456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07cm" svg:height="1.502cm" svg:x="1.456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57cm" svg:x="0.982cm" svg:y="0.463cm" draw:control="control87"/>
          </table:table-cell>
          <table:table-cell>
            <draw:control table:end-cell-address="FormularioISE.E46" table:end-x="1.058cm" table:end-y="1.518cm" draw:z-index="27" draw:text-style-name="P6" svg:width="14.589cm" svg:height="1.449cm" svg:x="7.348cm" svg:y="0.071cm" draw:control="control26"/>
          </table:table-cell>
          <table:table-cell table:number-columns-repeated="2"/>
          <table:table-cell>
            <draw:control table:end-cell-address="FormularioISE.J46" table:end-x="2.264cm" table:end-y="1.512cm" draw:z-index="52" draw:text-style-name="P7" svg:width="14.907cm" svg:height="1.445cm" svg:x="1.456cm" svg:y="0.069cm" draw:control="control51"/>
          </table:table-cell>
          <table:table-cell table:number-columns-repeated="44"/>
        </table:table-row>
        <table:table-row table:style-name="ro14">
          <table:table-cell>
            <draw:control table:end-cell-address="FormularioISE.B47" table:end-x="8.033cm" table:end-y="1.526cm" draw:z-index="89" draw:style-name="gr1" draw:text-style-name="P3" svg:width="8.16cm" svg:height="1.286cm" svg:x="0.982cm" svg:y="0.242cm" draw:control="control88"/>
          </table:table-cell>
          <table:table-cell>
            <draw:control table:end-cell-address="FormularioISE.E47" table:end-x="1.062cm" table:end-y="1.526cm" draw:z-index="28" draw:text-style-name="P6" svg:width="13.624cm" svg:height="1.477cm" svg:x="8.317cm" svg:y="0.051cm" draw:control="control27"/>
          </table:table-cell>
          <table:table-cell table:number-columns-repeated="2"/>
          <table:table-cell>
            <draw:control table:end-cell-address="FormularioISE.J47" table:end-x="2.264cm" table:end-y="1.512cm" draw:z-index="53" draw:text-style-name="P7" svg:width="14.907cm" svg:height="1.469cm" svg:x="1.456cm" svg:y="0.045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07cm" svg:height="1.499cm" svg:x="1.456cm" svg:y="0.001cm" draw:control="control53"/>
            <draw:control table:end-cell-address="FormularioISE.J52" table:end-x="2.264cm" table:end-y="1.509cm" draw:z-index="55" draw:text-style-name="P7" svg:width="14.907cm" svg:height="1.511cm" svg:x="1.456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86cm" svg:x="0.982cm" svg:y="0.134cm" draw:control="control91"/>
          </table:table-cell>
          <table:table-cell>
            <draw:control table:end-cell-address="FormularioISE.E53" table:end-x="1.058cm" table:end-y="1.501cm" draw:z-index="31" draw:text-style-name="P6" svg:width="14.589cm" svg:height="1.471cm" svg:x="7.348cm" svg:y="0.032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07cm" svg:height="1.48cm" svg:x="1.456cm" svg:y="0.032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07cm" svg:height="1.498cm" svg:x="1.456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name-asian="Segoe UI1"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6">00/00/0000</text:date>, <text:time style:data-style-name="N2" text:time-value="19:47:19.26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2-16T19:49:06.603000000</dc:date>
    <meta:editing-duration>P1DT19H52M32S</meta:editing-duration>
    <meta:editing-cycles>221</meta:editing-cycles>
    <meta:generator>LibreOffice/4.3.4.1$Windows_x86 LibreOffice_project/bc356b2f991740509f321d70e4512a6a54c5f243</meta:generator>
    <meta:document-statistic meta:table-count="3" meta:cell-count="398" meta:object-count="98"/>
  </office:meta>
</office:document-meta>
</file>